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3000003306647978969B45440.png" manifest:media-type="image/png"/>
  <manifest:file-entry manifest:full-path="Pictures/10000001000001EA0000030B9571460030D60CD3.png" manifest:media-type="image/png"/>
  <manifest:file-entry manifest:full-path="Pictures/10000001000001E900000326AA32313AD62104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15.905cm" svg:height="21.325cm" draw:z-index="1"><draw:image xlink:href="Pictures/10000001000001E900000326AA32313AD62104F5.png" xlink:type="simple" xlink:show="embed" xlink:actuate="onLoad" draw:mime-type="image/png"/></draw:frame></text:p>
      <text:p text:style-name="P1"><draw:frame draw:style-name="fr1" draw:name="Image3" text:anchor-type="char" svg:width="16.374cm" svg:height="20.611cm" draw:z-index="2"><draw:image xlink:href="Pictures/10000001000001EA0000030B9571460030D60CD3.png" xlink:type="simple" xlink:show="embed" xlink:actuate="onLoad" draw:mime-type="image/png"/></draw:frame></text:p>
      <text:p text:style-name="P1"><draw:frame draw:style-name="fr1" draw:name="Image1" text:anchor-type="char" svg:width="14.859cm" svg:height="22.137cm" draw:z-index="0"><draw:image xlink:href="Pictures/1000000100000193000003306647978969B454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16:04:41.084188339</meta:creation-date>
    <dc:date>2022-02-20T16:20:23.540348232</dc:date>
    <meta:editing-duration>PT15M43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2.5.2.0$Linux_X86_64 LibreOffice_project/711f8d38e9451cd2fd39b6963d2a3fc166f04cb1</meta:generator>
  </office:meta>
</office:document-meta>
</file>